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4pt" officeooo:rsid="00292091" officeooo:paragraph-rsid="00292091" style:font-size-asian="14pt" style:font-size-complex="14pt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bd317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fo:font-weight="normal" officeooo:paragraph-rsid="002bd317" style:font-size-asian="9pt" style:font-weight-asian="normal" style:font-size-complex="9pt" style:font-weight-complex="normal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Arial" fo:font-size="10.5pt" fo:font-weight="bold" officeooo:paragraph-rsid="003333f4" style:font-size-asian="10.5pt" style:font-weight-asian="bold" style:font-size-complex="10.5pt" style:font-weight-complex="bold"/>
    </style:style>
    <style:style style:name="P10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321a1d" style:font-size-asian="10.5pt" style:font-size-complex="10.5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236e40" fo:background-color="transparent" style:font-size-asian="10.5pt" style:font-size-complex="10.5pt"/>
    </style:style>
    <style:style style:name="P12" style:family="paragraph" style:parent-style-name="UrbanTitle">
      <style:text-properties style:font-name="Arial" fo:font-size="14pt" officeooo:rsid="00292091" officeooo:paragraph-rsid="00292091" style:font-size-asian="14pt" style:font-size-complex="14pt"/>
    </style:style>
    <style:style style:name="P13" style:family="paragraph" style:parent-style-name="UrbanBody">
      <style:text-properties style:font-name="Arial"/>
    </style:style>
    <style:style style:name="P14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72239" style:font-size-asian="10.5pt" style:font-size-complex="10.5pt"/>
    </style:style>
    <style:style style:name="P15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6" style:family="paragraph" style:parent-style-name="Standard" style:list-style-name="WW8Num2">
      <style:paragraph-properties fo:text-align="justify" style:justify-single-word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7" style:family="paragraph" style:parent-style-name="Standard" style:list-style-name="WW8Num2">
      <style:paragraph-properties fo:text-align="justify" style:justify-single-word="false"/>
      <style:text-properties style:font-name="Arial" fo:font-size="10.5pt" officeooo:paragraph-rsid="00236e40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c133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362119"/>
    </style:style>
    <style:style style:name="T10" style:family="text">
      <style:text-properties fo:language="fr" fo:country="BE" style:font-name-complex="Arial"/>
    </style:style>
    <style:style style:name="T11" style:family="text">
      <style:text-properties fo:language="fr" fo:country="BE" officeooo:rsid="00236e40" style:font-name-complex="Arial"/>
    </style:style>
    <style:style style:name="T12" style:family="text">
      <style:text-properties fo:language="fr" fo:country="BE" officeooo:rsid="002d22d9" style:font-name-complex="Arial"/>
    </style:style>
    <style:style style:name="T13" style:family="text">
      <style:text-properties fo:language="fr" fo:country="BE" officeooo:rsid="0023e221" style:font-name-complex="Arial"/>
    </style:style>
    <style:style style:name="T14" style:family="text">
      <style:text-properties fo:language="fr" fo:country="BE" officeooo:rsid="003f31c6" style:font-name-complex="Arial"/>
    </style:style>
    <style:style style:name="T15" style:family="text">
      <style:text-properties fo:language="fr" fo:country="BE" fo:background-color="transparent" loext:char-shading-value="0" style:font-name-complex="Arial"/>
    </style:style>
    <style:style style:name="T16" style:family="text">
      <style:text-properties fo:language="fr" fo:country="BE" officeooo:rsid="00236e40" fo:background-color="transparent" loext:char-shading-value="0" style:font-name-complex="Arial"/>
    </style:style>
    <style:style style:name="T17" style:family="text">
      <style:text-properties fo:language="fr" fo:country="BE" officeooo:rsid="002d22d9" fo:background-color="transparent" loext:char-shading-value="0" style:font-name-complex="Arial"/>
    </style:style>
    <style:style style:name="T18" style:family="text">
      <style:text-properties fo:language="fr" fo:country="BE" officeooo:rsid="003bb2af" fo:background-color="transparent" loext:char-shading-value="0" style:font-name-complex="Ari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x="9.71cm" svg:y="4.001cm" svg:width="7.631cm" svg:height="2.833cm" draw:z-index="0">
        <draw:text-box>
          <text:p text:style-name="Frame_20_contents"><office:annotation><dc:creator>Gauthier Bastien</dc:creator><dc:date>2011-02-16T14:49:10</dc:date><text:p text:style-name="P18"><text:span text:style-name="T19">do text if not len(self.getApplicants()) &gt; 1</text:span></text:p><text:p text:style-name="P18"><text:span text:style-name="T19">from xhtml(</text:span><text:span text:style-name="T20">tool.decorateHTML('UrbanAddress', </text:span><text:span text:style-name="T19">applicantobj.getSignaletic(withaddress=True,linebyline=True)))</text:span></text:p></office:annotation><text:span text:style-name="T5">Titre Nom Prénom<text:line-break/>Adresse ligne1<text:line-break/>Adresse ligne2</text:span></text:p>
          <text:p text:style-name="Frame_20_contents"><text:span text:style-name="T5"><office:annotation><dc:creator>Gauthier Bastien</dc:creator><dc:date>2011-02-17T09:18:17</dc:date><text:p text:style-name="P18"><text:span text:style-name="T19">do text if </text:span><text:span text:style-name="T20">len(self.getApplicants()) &gt; 1</text:span></text:p></office:annotation></text:span><text:span text:style-name="T5">&lt;%Titre%&gt; &lt;%Nom%&gt; &lt;%Prenom%&gt;<text:line-break/>&lt;%AdresseLigne1%&gt;<text:line-break/>&lt;%AdresseLigne2%&gt;</text:span></text:p>
          <text:h text:style-name="Heading_20_2" text:outline-level="2">RECOMMANDE</text:h>
          <text:p text:style-name="Standard"/>
          <text:p text:style-name="Standard"/>
          <text:p text:style-name="Standard"/>
          <text:p text:style-name="P2"><office:annotation><dc:creator>Gauthier Bastien</dc:creator><dc:date>2011-02-17T09:18:17</dc:date><text:p text:style-name="P18"><text:span text:style-name="T19">do text if </text:span><text:span text:style-name="T20">len(self.getApplicants()) &gt; 1</text:span></text:p></office:annotation><text:text-input text:description="Plusieurs demandeurs">self.getMultipleApplicants()</text:text-input></text:p>
        </draw:text-box>
      </draw:frame>
      <draw:frame draw:style-name="fr2" draw:name="Cadre2" text:anchor-type="page" text:anchor-page-number="1" svg:x="2cm" svg:y="2cm" svg:width="7.128cm" draw:z-index="1">
        <draw:text-box fo:min-height="6.472cm">
          <text:p text:style-name="P1"><office:annotation><dc:creator>Gauthier Bastien</dc:creator><dc:date>2011-01-13T14:56:41</dc:date><text:p text:style-name="P18"><text:span text:style-name="T21">do text</text:span></text:p><text:p text:style-name="P18"><text:span text:style-name="T21">from document(at=header, format='odt')</text:span></text:p></office:annotation><text:span text:style-name="T2">Import depuis header.odt</text:span></text:p>
        </draw:text-box>
      </draw:frame>
      <text:p text:style-name="P14"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/>
      <text:p text:style-name="P4"/>
      <text:p text:style-name="P3">Lettre d'information au demandeur</text:p>
      <text:p text:style-name="P12">Transmis dossier à la DPA et à la DGO4</text:p>
      <text:p text:style-name="P4"/>
      <text:p text:style-name="P4"/>
      <text:p text:style-name="P8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9"><text:span text:style-name="T8"><office:annotation><dc:creator>Gauthier Bastien</dc:creator><dc:date>2011-01-13T14:56:41</dc:date><text:p text:style-name="P18"><text:span text:style-name="T19">do text</text:span></text:p><text:p text:style-name="P18"><text:span text:style-name="T19">from document(at=reference, format='odt')</text:span></text:p></office:annotation></text:span><text:span text:style-name="T8">Import depuis reference.odt</text:span></text:p>
      <text:p text:style-name="P5"/>
      <text:p text:style-name="P6"><office:annotation><dc:creator>Gauthier Bastien</dc:creator><dc:date>2011-02-16T16:12:24</dc:date><text:p text:style-name="P18"><text:span text:style-name="T25">do text if self.hasMultipleApplicants()</text:span></text:p></office:annotation><text:span text:style-name="T6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24">do text if self.hasSingleApplicant()</text:span></text:p></office:annotation><text:span text:style-name="T6">Demandeur :</text:span> <text:text-input text:description="Demandeurs">self.getApplicantsSignaletic()</text:text-input></text:p>
      <text:p text:style-name="P6"><text:span text:style-name="T6">Objet :</text:span> <text:text-input text:description="Objet des travaux">self.getLicenceSubject()</text:text-input></text:p>
      <text:p text:style-name="P6"><text:span text:style-name="T7">Situation : </text:span><text:span text:style-name="T7"><text:text-input text:description="Situation des travaux">self.getWorkLocationSignaletic()</text:text-input></text:span><text:span text:style-name="T7"><text:s/>- Référence cadastrale : </text:span><text:span text:style-name="T7"><text:text-input text:description="Bien-Parcelles">licence_view.get_parcels()</text:text-input></text:span></text:p>
      <text:p text:style-name="P5"/>
      <text:p text:style-name="P5"><office:annotation><dc:creator>Gauthier Bastien</dc:creator><dc:date>2011-02-21T09:23:46</dc:date><text:p text:style-name="P18"><text:span text:style-name="T23">do text if self.hasSingleApplicant()</text:span></text:p></office:annotation><text:tab/><text:text-input text:description="Titre du demandeur">applicantobj.getPersonTitleValue()</text:text-input>,</text:p>
      <text:p text:style-name="P5"><office:annotation><dc:creator>Gauthier Bastien</dc:creator><dc:date>2011-02-21T09:23:46</dc:date><text:p text:style-name="P18"><text:span text:style-name="T23">do text if self.hasMultipleApplicants()</text:span></text:p></office:annotation><text:span text:style-name="T4"><office:annotation><dc:creator>Gauthier Bastien</dc:creator><dc:date>2011-02-17T09:18:17</dc:date><text:p text:style-name="P18"><text:span text:style-name="T21">do text if </text:span><text:span text:style-name="T23">len(self.getApplicants()) &gt; 1</text:span></text:p></office:annotation></text:span><text:span text:style-name="T4"><text:tab/>&lt;%Titre%&gt;</text:span>,</text:p>
      <text:p text:style-name="P5"/>
      <text:p text:style-name="P10"><text:span text:style-name="T11">Nous avons</text:span><text:span text:style-name="T10"> l’honneur de vous informer que </text:span><text:span text:style-name="T14">les compléments à votre</text:span><text:span text:style-name="T10"> deman</text:span><text:span text:style-name="T15">de de </text:span><text:span text:style-name="T16">permis unique</text:span><text:span text:style-name="T15"> a été</text:span><text:span text:style-name="T10"> </text:span><text:span text:style-name="T12">transmise le </text:span><text:span text:style-name="T12"><text:text-input text:description="">licence_view.format_date(self.getLastDeposit().getTransmitDate())</text:text-input></text:span><text:span text:style-name="T12"><text:s/>au</text:span><text:span text:style-name="T10"> Fonctionnaire techniq</text:span><text:span text:style-name="T15">ue et </text:span><text:span text:style-name="T17">au </text:span><text:span text:style-name="T15">Fonctionnaire délégué du Service Public de Wallonie.</text:span></text:p>
      <text:p text:style-name="P15"/>
      <text:p text:style-name="P11"><text:span text:style-name="T11">Conformément au Code de l’Environnement et à</text:span><text:span text:style-name="T10"> titre d’information, le Fonctionnaire technique et le Fonctionnaire délégué dispose</text:span><text:span text:style-name="T13">nt</text:span><text:span text:style-name="T10"> d’un délai de 20 jours, à dater du jour ou il</text:span><text:span text:style-name="T13">s</text:span><text:span text:style-name="T10"> reçoi</text:span><text:span text:style-name="T13">ven</text:span><text:span text:style-name="T10">t ladite demande pour statuer sur le caractère de celle-ci :</text:span></text:p>
      <text:p text:style-name="P15"/>
      <text:list xml:id="list529210303" text:style-name="WW8Num2">
        <text:list-item>
          <text:p text:style-name="P16">soit complète et recevable ;</text:p>
        </text:list-item>
        <text:list-item>
          <text:p text:style-name="P17"><text:span text:style-name="T15">soit </text:span><text:span text:style-name="T18">irrecevable</text:span><text:span text:style-name="T15"> </text:span><text:span text:style-name="T18">car incomplète deux fois.</text:span></text:p>
        </text:list-item>
      </text:list>
      <text:p text:style-name="P7"/>
      <text:p text:style-name="P7"><text:tab/><office:annotation><dc:creator>Gauthier Bastien</dc:creator><dc:date>2011-02-21T09:23:46</dc:date><text:p text:style-name="P19"><text:span text:style-name="T22">do text if self.hasSingleApplicant()</text:span></text:p></office:annotation>Demeurant à votre disposition, nous vous prions d'agréer, <text:text-input text:description="Titre du demandeur">applicantobj.getPersonTitleValue()</text:text-input>, l'assurance de notre considération distinguée.</text:p>
      <text:p text:style-name="P7"><text:tab/><office:annotation><dc:creator>Gauthier Bastien</dc:creator><dc:date>2011-02-21T09:23:46</dc:date><text:p text:style-name="P19"><text:span text:style-name="T22">do text if self.hasMultipleApplicants()</text:span></text:p></office:annotation>Demeurant à votre disposition, nous vous prions d'agréer, <text:span text:style-name="T4">&lt;%Titre%&gt;</text:span>, l'assurance de notre considération distinguée.</text:p>
      <text:p text:style-name="P7"/>
      <text:p text:style-name="P5"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18"><text:span text:style-name="T21">do text</text:span></text:p><text:p text:style-name="P18"><text:span text:style-name="T21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32:27.713768680</dc:date>
    <dc:language>fr-FR</dc:language>
    <meta:editing-cycles>85</meta:editing-cycles>
    <meta:editing-duration>P1DT7H47M4S</meta:editing-duration>
    <dc:creator>bleybaert</dc:creator>
    <meta:document-statistic meta:table-count="0" meta:image-count="0" meta:object-count="0" meta:page-count="1" meta:paragraph-count="24" meta:word-count="207" meta:character-count="1632" meta:non-whitespace-character-count="1478"/>
    <meta:user-defined meta:name="Info 1"/>
    <meta:user-defined meta:name="Info 2"/>
    <meta:user-defined meta:name="Info 3"/>
    <meta:user-defined meta:name="Info 4"/>
  </office:meta>
</office:document-meta>
</file>